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line-height="0.1916in"/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2" style:parent-style-name="Standard" style:family="paragraph">
      <style:paragraph-properties fo:line-height="0.1916in"/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3" style:parent-style-name="Standard" style:family="paragraph">
      <style:paragraph-properties fo:line-height="0.1916in"/>
    </style:style>
    <style:style style:name="T4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5" style:parent-style-name="Hiperłącze" style:family="text">
      <style:text-properties style:font-name="Calibri" style:font-name-asian="Calibri" style:font-name-complex="Calibri" style:text-position="sub 65.6%" fo:font-size="16pt" style:font-size-asian="16pt" style:font-size-complex="16pt"/>
    </style:style>
    <style:style style:name="P6" style:parent-style-name="Standard" style:family="paragraph">
      <style:paragraph-properties fo:line-height="0.1916in"/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7" style:parent-style-name="Standard" style:family="paragraph">
      <style:paragraph-properties fo:line-height="0.1916in"/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8" style:parent-style-name="Standard" style:family="paragraph">
      <style:paragraph-properties fo:margin-bottom="0.1388in" fo:line-height="0.1916in"/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9" style:parent-style-name="Standard" style:family="paragraph">
      <style:paragraph-properties fo:margin-bottom="0.1388in" fo:line-height="0.1916in"/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10" style:parent-style-name="Standard" style:family="paragraph">
      <style:paragraph-properties fo:margin-bottom="0.1388in" fo:line-height="0.1916in"/>
    </style:style>
    <style:style style:name="T11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2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3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4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5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6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7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8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19" style:parent-style-name="Domyślnaczcionkaakapitu" style:family="text">
      <style:text-properties style:font-name="Calibri" style:font-name-asian="Calibri" style:font-name-complex="Calibri" fo:color="#0000FF" style:text-position="sub 65.6%" fo:font-size="16pt" style:font-size-asian="16pt" style:font-size-complex="16pt" style:text-underline-type="single" style:text-underline-style="solid" style:text-underline-width="auto" style:text-underline-mode="continuous"/>
    </style:style>
    <style:style style:name="T20" style:parent-style-name="Domyślnaczcionkaakapitu" style:family="text">
      <style:text-properties style:font-name="Calibri" style:font-name-asian="Calibri" style:font-name-complex="Calibri" fo:color="#0000FF" style:text-position="sub 65.6%" fo:font-size="16pt" style:font-size-asian="16pt" style:font-size-complex="16pt" style:text-underline-type="single" style:text-underline-style="solid" style:text-underline-width="auto" style:text-underline-mode="continuous"/>
    </style:style>
    <style:style style:name="T21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2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3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4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5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6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7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8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29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30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31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32" style:parent-style-name="Standard" style:family="paragraph">
      <style:paragraph-properties fo:margin-bottom="0.1388in" fo:line-height="0.1916in"/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P33" style:parent-style-name="Standard" style:family="paragraph">
      <style:paragraph-properties fo:margin-bottom="0.1388in" fo:line-height="0.1916in"/>
    </style:style>
    <style:style style:name="T34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35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36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37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38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39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  <style:style style:name="T40" style:parent-style-name="Domyślnaczcionkaakapitu" style:family="text">
      <style:text-properties style:font-name="Calibri" style:font-name-asian="Calibri" style:font-name-complex="Calibri" fo:color="#00000A" style:text-position="sub 65.6%" fo:font-size="16pt" style:font-size-asian="16pt" style:font-size-complex="16pt"/>
    </style:style>
  </office:automatic-styles>
  <office:body>
    <office:text text:use-soft-page-breaks="true">
      <text:p text:style-name="P1">Baza danych<text:line-break/>Wszystkie aplikacje korzystają z jednej bazy danych.</text:p>
      <text:p text:style-name="P2">Typ: MySQL</text:p>
      <text:p text:style-name="P3"><text:span text:style-name="T4">Adres:<text:s/></text:span><text:a xlink:href="http://www.db4free.net/phpMyAdmin/sql.php?db=mtgleague&amp;table=Uzytkownik&amp;server=1&amp;target=&amp;token=230b34add59227e0231aa5219db5faa5" office:target-frame-name="_top" xlink:show="replace"><text:span text:style-name="T5">http://www.db4free.net/phpMyAdmin/sql.php?db=mtgleague&amp;table=Uzytkownik&amp;server=1&amp;target=&amp;token=230b34add59227e0231aa5219db5faa5</text:span></text:a></text:p>
      <text:p text:style-name="P6">Login: Mtgadmin</text:p>
      <text:p text:style-name="P7">Hasło: Mtglol123<text:line-break/><text:line-break/><text:line-break/>Desktop<text:line-break/>Do uruchomienia aplikacji wymagana jest Java wersji 1.7+ (JDK 7+). Aby uruchomić aplikację, użytkownik musi uruchomić plik Mtgi.jar. System łączy się bezpośrednio z bazą danych za pomocą wysyłania zapytań typu MySQL.</text:p>
      <text:p text:style-name="P8"/>
      <text:p text:style-name="P9">WEB</text:p>
      <text:p text:style-name="P10"><text:span text:style-name="T11">Do uruchomienia aplikacji MTGleague-web potrzebny jest<text:s/></text:span><text:span text:style-name="T12">serwer Glassfish wraz z wgranym driverem mysql-connector-java-5.1.25-bin.jar.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text:s text:c="32"/>W celu uruchomienia aplikacji na serwerze przechodzimy do konsoli admina (domyślnie w glassfish'u<text:s/></text:span><text:a xlink:href="http://localhost:4848/" office:target-frame-name="_top" xlink:show="replace"><text:span text:style-name="T19">htt</text:span><text:span text:style-name="T20">p://localhost:4848</text:span></text:a><text:span text:style-name="T21">). Z menu umieszczonego po lewej stronie wybieramy węzeł ,,Resources". Następnie tworzymy Connection pool z następującymi danymi. Pool name: MyDatabase, Resource type: java.sql.Driver, Database Driver Vendor: MySQL, URL: jdbc:mysql://db4f</text:span><text:span text:style-name="T22">ree.net:3306/mtgleague, user: mtgadmin, password: mtglol123. Następnie klikami przycisk Finish.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text:s text:c="24"/>Kolejnym krokiem jest deploy aplikacji. Z lewej strony wybieramy opcję ,,Applications", a następnie klikamy ,,Deploy". Klikamy p</text:span><text:span text:style-name="T31">rzycisk browse i lokalizujemy plik .war. Całość zatwierdzamy przyciskiem Ok. W celu uruchomienia aplikacji wybieramy opcję ,,Launch".</text:span></text:p>
      <text:p text:style-name="P32">Działająca aplikacja dostępna jest pod adresem:</text:p>
      <text:p text:style-name="P33"><text:span text:style-name="T34"><text:line-break/></text:span><text:span text:style-name="T35">Android</text:span><text:span text:style-name="T36"><text:line-break/></text:span><text:span text:style-name="T37">Do uruchomienia aplikacji wymagane jest urządzenie z systemem and</text:span><text:span text:style-name="T38">roid w wersji 4.1 lub wyższej. Widoki zbudowane są na urządzenia o rozdzielczości 480x800 HDPI 3,7''. Mogą nie działać poprawnie na innych urządzeniach. Aby zainstalować aplikację należy wgrać plik .apk na telefon i zainstalować go korzystając z przeznaczo</text:span><text:span text:style-name="T39">nego do tego programu np. 'SD Card APK Installer', 'Astro File manager'</text:span><text:span text:style-name="T4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teusz</meta:initial-creator>
    <dc:creator>Mateusz</dc:creator>
    <meta:creation-date>2014-06-09T20:48:00Z</meta:creation-date>
    <dc:date>2014-06-09T20:54:00Z</dc:date>
    <meta:template xlink:href="Normal" xlink:type="simple"/>
    <meta:editing-cycles>1</meta:editing-cycles>
    <meta:editing-duration>PT540S</meta:editing-duration>
    <meta:document-statistic meta:page-count="1" meta:paragraph-count="4" meta:word-count="289" meta:character-count="2024" meta:row-count="14" meta:non-whitespace-character-count="1739"/>
  </office:meta>
</office:document-meta>
</file>